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0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T1" style:family="text">
      <style:text-properties fo:color="#000000" loext:opacity="100%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3">
        <table:table-column table:style-name="co3" table:default-cell-style-name="ce1"/>
        <table:table-column table:style-name="co3" table:number-columns-repeated="2" table:default-cell-style-name="ce6"/>
        <table:table-column table:style-name="co3" table:default-cell-style-name="ce9"/>
        <table:table-column table:style-name="co3" table:default-cell-style-name="ce12"/>
        <table:table-column table:style-name="co3" table:number-columns-repeated="4" table:default-cell-style-name="ce6"/>
        <table:table-column table:style-name="co3" table:default-cell-style-name="ce9"/>
        <table:table-column table:style-name="co3" table:default-cell-style-name="ce12"/>
        <table:table-column table:style-name="co3" table:number-columns-repeated="53" table:default-cell-style-name="ce1"/>
        <table:table-row table:style-name="ro1">
          <table:table-cell table:style-name="ce2" office:value-type="string" calcext:value-type="string">
            <text:p>Index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SubType</text:p>
          </table:table-cell>
          <table:table-cell table:style-name="ce8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  <table:table-cell table:style-name="ce5" office:value-type="string" calcext:value-type="string">
            <text:p>DisId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StageTag</text:p>
          </table:table-cell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Parent</text:p>
          </table:table-cell>
          <table:table-cell table:style-name="ce11" office:value-type="string" calcext:value-type="string">
            <text:p>Chi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begi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en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le(hou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stage 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heckpoint/messa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56"/>
        </table:table-row>
        <table:table-row table:style-name="ro1" table:number-rows-repeated="1047090">
          <table:table-cell table:number-columns-repeated="64"/>
        </table:table-row>
        <table:table-row table:style-name="ro1">
          <table:table-cell/>
          <table:table-cell table:style-name="ce7" table:number-columns-repeated="2"/>
          <table:table-cell table:style-name="ce10"/>
          <table:table-cell table:style-name="ce13"/>
          <table:table-cell table:style-name="ce7" table:number-columns-repeated="4"/>
          <table:table-cell table:style-name="ce10"/>
          <table:table-cell table:style-name="ce13"/>
          <table:table-cell table:number-columns-repeated="53"/>
        </table:table-row>
      </table:table>
      <table:table table:name="checkpoints" table:style-name="ta2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ested in <text:span text:style-name="T2">sub_58F00_game_objectives</text:span></text:p>
          </table:table-cell>
          <table:table-cell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.00.0000</text:date>, <text:time style:data-style-name="N2" text:time-value="07:22:25.842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Tomáš Veselý</meta:initial-creator>
    <meta:creation-date>2021-02-24T08:14:51Z</meta:creation-date>
    <dc:date>2021-03-04T07:25:24.261000000</dc:date>
    <meta:editing-duration>PT2H44M22S</meta:editing-duration>
    <meta:editing-cycles>32</meta:editing-cycles>
    <meta:document-statistic meta:table-count="2" meta:cell-count="13467" meta:object-count="0"/>
  </office:meta>
</office:document-meta>
</file>